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NameInterceptor.rewriteNameInternal( IDataAccessProvider da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dexedNameInterceptor.changeContext( String dataSource , String oldContext , String newContext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edNameInterceptor.rewriteName( String name , Behavior currentTa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ndexedNameInterceptor.getExpression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NameInterceptor.getCurrentProvider( Behavior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